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7FF12_14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7, FF 1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Oscar S. Strau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July 7, 1897</text:p>
      <text:p text:style-name="P2">Month<text:tab/><text:tab/><text:tab/><text:tab/><text:tab/><text:tab/>July</text:p>
      <text:p text:style-name="P2">Year<text:tab/><text:tab/><text:tab/><text:tab/><text:tab/><text:tab/>1897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A photocopy is available in Box 19, FF 10.</text:p>
      <text:p text:style-name="P2"/>
      <text:p text:style-name="P2">VII Transcription</text:p>
      <text:p text:style-name="P4">(Symbols: ?=uncertain; []=supplied information; /=end of line)</text:p>
      <text:p text:style-name="P4"/>
      <text:p text:style-name="P5">S. MORAIS,/</text:p>
      <text:p text:style-name="P5">546 N. FIFTH STREET,/</text:p>
      <text:p text:style-name="P5">PHILADELPHIA, PA./</text:p>
      <text:p text:style-name="P6">July 7th 1897/</text:p>
      <text:p text:style-name="P4">The Honorable Oscar S. Straus/</text:p>
      <text:p text:style-name="P4"><text:tab/>My very kind sir/</text:p>
      <text:p text:style-name="P4"><text:tab/><text:tab/>To your beneficent influence/ the Jewish Theological Seminary, whose interest I have/ greatly at heart, owes the donation which the philanthropic/ Baroness sent it. <text:s/>I shall acknowledge without delay/ her goodness, made known to me in a note, which she/ signed on the 23<text:span text:style-name="T1">rd</text:span><text:span text:style-name="T2"> of June, and which reached me on/ Monday last./</text:span></text:p>
      <text:p text:style-name="P7">Meanwhile, I beg to inform you that the treasurer/ of the Association is Mr A. R. Altmayer, resi-/-ding at 785 Lexington Avenue N. J./</text:p>
      <text:p text:style-name="P7">Reiterating my sentiments of gratitude to your dear self/ personally, I subscribe myself/ Yours very truly/ S Morai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1T12:32:05.49</meta:creation-date>
    <dc:date>2012-03-26T13:46:21.49</dc:date>
    <dc:creator>Penn Libraries</dc:creator>
    <meta:editing-duration>PT00H11M50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2" meta:paragraph-count="70" meta:word-count="289" meta:character-count="1990"/>
  </office:meta>
</office:document-meta>
</file>